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/>
    </style:style>
    <style:style style:name="P2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yecto AWS: EC2 + RDS + Bastion Host (con Terraform)</text:p>
      <text:p text:style-name="P1">Mi nombre es <text:s/>Juan David, y muchas gracias por llegar hasta este PDF donde te explico paso a paso cómo he desplegado una infraestructura completa en AWS con el objetivo de lanzar una pequeña aplicación web.</text:p>
      <text:p text:style-name="Standard"><text:span text:style-name="Strong_20_Emphasis">Este documento forma parte de mi portafolio profesional orientado a roles como Administrador de Sistemas en AWS, Arquitecto Cloud Junior o DevOps Junior.</text:span><text:line-break/>En este proyecto he diseñado, desplegado y asegurado una arquitectura en la nube completamente funcional, compuesta por instancias EC2, una base de datos PostgreSQL en Amazon RDS y un Bastion Host para garantizar un acceso seguro a los recursos internos.<text:line-break/>Toda la infraestructura fue definida y provisionada utilizando Terraform, asegurando automatización, control de versiones y buenas prácticas en la gestión de infraestructura como código. <text:span text:style-name="T1">­</text:span></text:p>
      <text:list xml:id="list2555463264818026457" text:style-name="Outline">
        <text:list-item>
          <text:p text:style-name="Heading_20_1">🔧 Aplicación Web</text:p>
        </text:list-item>
      </text:list>
      <text:p text:style-name="Standard">La aplicación desarrollada consiste en un sencillo sistema de registro de usuarios. Almacena los datos (nombre, email, teléfono y contraseña cifrada) directamente en la base de datos PostgreSQL. Fue desarrollada usando Flask (Python).</text:p>
      <text:list xml:id="list42522670" text:continue-numbering="true" text:style-name="Outline">
        <text:list-item>
          <text:p text:style-name="Heading_20_1">📦 Componentes de la Infraestructura</text:p>
        </text:list-item>
      </text:list>
      <text:p text:style-name="Standard">- EC2 Web Server: ejecuta la aplicación Flask.<text:line-break/>- RDS (PostgreSQL): almacena de forma segura los registros de usuarios.<text:line-break/>- Bastion Host: sirve como punto de acceso seguro para conectarme por SSH y gestionar la base de datos.<text:line-break/>- VPC, subredes públicas/privadas, tabla de rutas y gateways: todo definido y gestionado con Terraform.</text:p>
      <text:list xml:id="list42528562" text:continue-numbering="true" text:style-name="Outline">
        <text:list-item>
          <text:p text:style-name="Heading_20_1">🛡️ Seguridad y Accesos</text:p>
        </text:list-item>
      </text:list>
      <text:p text:style-name="Standard">He configurado reglas de seguridad estrictas que permiten el acceso SSH al Bastion Host sólo desde mi IP. Además, el acceso a RDS está restringido exclusivamente al Bastion Host, impidiendo conexiones externas no autorizadas.</text:p>
      <text:list xml:id="list42530716" text:continue-numbering="true" text:style-name="Outline">
        <text:list-item>
          <text:p text:style-name="Heading_20_1"><text:soft-page-break/>⚙️ Terraform</text:p>
        </text:list-item>
      </text:list>
      <text:p text:style-name="Standard">Toda la infraestructura fue creada con Terraform, utilizando módulos para la VPC, subredes, instancias EC2, RDS y grupos de seguridad. Gracias a esto, puedo desplegar esta arquitectura desde cero con un solo comando (`terraform apply`).</text:p>
      <text:list xml:id="list42530736" text:continue-numbering="true" text:style-name="Outline">
        <text:list-item>
          <text:p text:style-name="Heading_20_1">🖥️ Conexión y Pruebas</text:p>
        </text:list-item>
      </text:list>
      <text:p text:style-name="Standard">Una vez desplegada la infraestructura:<text:line-break/>1. Me conecté al Bastion Host usando mi clave privada.<text:line-break/>2. Desde ahí, accedí a la base de datos RDS con psql.<text:line-break/>3. Probé correctamente la creación de usuarios desde la aplicación.<text:line-break/>4. La aplicación mostró los datos correctamente desde la base de datos.</text:p>
      <text:list xml:id="list42526317" text:continue-numbering="true" text:style-name="Outline">
        <text:list-item>
          <text:p text:style-name="Heading_20_1">✅ Conclusiones</text:p>
        </text:list-item>
      </text:list>
      <text:p text:style-name="Standard">Este proyecto me ha servido para reforzar conocimientos en redes, seguridad, despliegue cloud y automatización con Terraform. Estoy listo para seguir aprendiendo y aportar en un entorno profesional real.</text:p>
      <text:p text:style-name="Standard">Gracias por tomarte el tiempo de revisar este documento. Si deseas ver el código fuente y los archivos Terraform, puedes visitar el repositorio en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5-04-20T22:25:10.02</dc:date>
    <meta:editing-duration>PT14M42S</meta:editing-duration>
    <meta:generator>OpenOffice/4.1.15$Win32 OpenOffice.org_project/4115m2$Build-9813</meta:generator>
    <dc:creator>Juan David Ávila Cruz</dc:creator>
    <meta:document-statistic meta:table-count="0" meta:image-count="0" meta:object-count="0" meta:page-count="2" meta:paragraph-count="16" meta:word-count="418" meta:character-count="26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